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4">
      <style:text-properties fo:font-size="16pt" fo:font-weight="normal" officeooo:rsid="001ecae5" officeooo:paragraph-rsid="001ecae5" style:font-size-asian="16pt" style:font-weight-asian="normal" style:font-size-complex="16pt" style:font-weight-complex="normal"/>
    </style:style>
    <style:style style:name="P2" style:family="paragraph" style:parent-style-name="Heading_20_4">
      <style:paragraph-properties fo:margin-top="0cm" fo:margin-bottom="0cm" style:contextual-spacing="false"/>
      <style:text-properties fo:font-size="16pt" fo:font-weight="normal" officeooo:rsid="001ecae5" officeooo:paragraph-rsid="001ecae5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officeooo:rsid="001ecae5" officeooo:paragraph-rsid="001ecae5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officeooo:paragraph-rsid="001ecae5" style:font-size-asian="16pt" style:font-size-complex="16pt"/>
    </style:style>
    <style:style style:name="P6" style:family="paragraph" style:parent-style-name="Text_20_body">
      <style:paragraph-properties fo:margin-left="0.318cm" fo:margin-right="0cm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ecae5" officeooo:paragraph-rsid="001ecae5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ecae5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 style:list-style-name="L6">
      <style:paragraph-properties fo:margin-left="0cm" fo:margin-right="0cm" fo:margin-top="0cm" fo:margin-bottom="0.106cm" style:contextual-spacing="false" fo:text-indent="0cm" style:auto-text-indent="false"/>
      <style:text-properties officeooo:paragraph-rsid="001ecae5"/>
    </style:style>
    <style:style style:name="T1" style:family="text">
      <style:text-properties officeooo:rsid="001ecae5"/>
    </style:style>
    <style:style style:name="T2" style:family="text">
      <style:text-properties officeooo:rsid="001ecae5" loext:padding="0cm" loext:border="none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ecae5" style:font-size-asian="16pt" style:font-weight-asian="normal" style:font-size-complex="16pt" style:font-weight-complex="normal"/>
    </style:style>
    <style:style style:name="T5" style:family="text">
      <style:text-properties loext:padding="0cm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 loext:padding="0cm" loext:border="none"/>
    </style:style>
    <style:style style:name="T8" style:family="text">
      <style:text-properties fo:font-weight="bold" officeooo:rsid="001ecae5" style:font-weight-asian="bold" style:font-weight-complex="bold"/>
    </style:style>
    <style:style style:name="T9" style:family="text">
      <style:text-properties fo:font-weight="bold" officeooo:rsid="001ecae5" style:font-weight-asian="bold" style:font-weight-complex="bold" loext:padding="0cm" loext:border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 loext:padding="0cm" loext:border="none"/>
    </style:style>
    <style:style style:name="T12" style:family="text">
      <style:text-properties fo:font-weight="normal" officeooo:rsid="001ecae5" style:font-weight-asian="normal" style:font-weight-complex="normal"/>
    </style:style>
    <style:style style:name="T13" style:family="text">
      <style:text-properties fo:font-weight="normal" officeooo:rsid="001ecae5" style:font-weight-asian="normal" style:font-weight-complex="normal" loext:padding="0cm" loext:border="none"/>
    </style:style>
    <style:style style:name="T14" style:family="text">
      <style:text-properties fo:font-size="14pt" officeooo:rsid="001ecae5" style:font-size-asian="14pt" style:font-size-complex="14pt" loext:padding="0cm" loext:border="none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size="14pt" fo:font-weight="normal" officeooo:rsid="001ecae5" style:font-size-asian="14pt" style:font-weight-asian="normal" style:font-size-complex="14pt" style:font-weight-complex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ория</text:p>
      <text:p text:style-name="P4"/>
      <text:p text:style-name="P4">1. Типы ошибок в коде:</text:p>
      <text:p text:style-name="P4"/>
      <text:p text:style-name="P4">Синтаксическая ошибка</text:p>
      <text:p text:style-name="P4"><text:s text:c="4"/>Определение:Нарушение правил грамматики языка программирования. Код не соответствует формальным требованиям языка и не может быть выполнен (интерпретирован/скомпилирован).</text:p>
      <text:p text:style-name="P4"><text:s/>def calculate_sum(a, b:</text:p>
      <text:p text:style-name="P4"><text:s text:c="8"/><text:span text:style-name="T1">r</text:span>eturn a + b <text:s/># Отсутствует закрывающая скобка `)` после `b`</text:p>
      <text:p text:style-name="P4"/>
      <text:p text:style-name="P4"/>
      <text:p text:style-name="P4">Логическая ошибка</text:p>
      <text:p text:style-name="P4">Определение:Код синтаксически правилен и выполняется, но выдает неверный результат из-за ошибочной логики решения задачи.</text:p>
      <text:p text:style-name="P4">def average(a, b):</text:p>
      <text:p text:style-name="P4"><text:s text:c="7"/>return a + b / 2 <text:s/># Неправильный порядок операций: должно быть (a + b) / 2</text:p>
      <text:p text:style-name="P4"/>
      <text:p text:style-name="P4"/>
      <text:p text:style-name="P4">Ошибка в условии (неправильное условие)</text:p>
      <text:p text:style-name="P4">Определение:Условие (в `if`, `while`, тернарном операторе и т.д.) записано неверно, что приводит к выполнению неправильной ветки кода или неверному количеству итераций цикла.</text:p>
      <text:p text:style-name="P4">def is_even(number):</text:p>
      <text:p text:style-name="P4"><text:s text:c="4"/>if number &lt; 2 == 0: <text:s/># Правильное условие</text:p>
      <text:p text:style-name="P4"><text:s text:c="12"/>return True</text:p>
      <text:p text:style-name="P4"><text:s text:c="5"/>else:</text:p>
      <text:p text:style-name="P4"><text:s text:c="12"/>return False</text:p>
      <text:p text:style-name="P4"><text:s text:c="8"/># ОШИБКА: (Предположим, было написано так)</text:p>
      <text:p text:style-name="P4"><text:s text:c="8"/># <text:s text:c="2"/>if number &lt; 2: <text:s/># Это условие не проверяет четность!</text:p>
      <text:p text:style-name="P4"><text:s text:c="8"/># <text:s text:c="6"/>return True</text:p>
      <text:p text:style-name="P4"><text:s text:c="8"/># <text:s text:c="2"/>else:</text:p>
      <text:p text:style-name="P4"><text:s text:c="8"/># <text:s text:c="6"/>return False</text:p>
      <text:p text:style-name="P5"><text:s text:c="8"/></text:p>
      <text:p text:style-name="P5">Ошибочное условие `number &lt; 2` вернет `True` только для чисел 0 и 1, а не для всех четных чисел.</text:p>
      <text:p text:style-name="P4"/>
      <text:p text:style-name="P4"><text:soft-page-break/>Ошибка обработки граничных случаев</text:p>
      <text:p text:style-name="P4">Определение:Код работает корректно для "типичных" входных данных, но дает сбой или неверный результат для специальных, крайних значений (границ диапазонов, пустых коллекций, нулевых значений, максимальных/минимальных величин и т.д.).</text:p>
      <text:p text:style-name="P4">def get_first_element(my_list):</text:p>
      <text:p text:style-name="P4"><text:s text:c="7"/>return my_list[0] <text:s/># Не проверяет, пуст ли список</text:p>
      <text:p text:style-name="P4"/>
      <text:p text:style-name="P4"/>
      <text:p text:style-name="P4">Отклонение от алгоритма (код делает не то, что описано)</text:p>
      <text:p text:style-name="P4">Определение:Код реализован не в соответствии с техническим заданием, описанием алгоритма или требованиями. Он может работать и даже давать результат, но этот результат не соответствует ожидаемому поведению системы.</text:p>
      <text:p text:style-name="P4"># Задание: sum_positive([1, -2, 3]) -&gt; 4 (1+3)</text:p>
      <text:p text:style-name="P4"># ОШИБКА (Отклонение от алгоритма):</text:p>
      <text:p text:style-name="P4">def sum_positive(numbers):</text:p>
      <text:p text:style-name="P4"><text:s text:c="7"/>total = 0</text:p>
      <text:p text:style-name="P4"><text:s text:c="7"/>for num in numbers:</text:p>
      <text:p text:style-name="P4"><text:s text:c="16"/>if num &gt; 0: <text:s/># Правильно: суммировать ТОЛЬКО положительные</text:p>
      <text:p text:style-name="P4"><text:s text:c="20"/>total += num</text:p>
      <text:p text:style-name="P4"><text:s text:c="12"/>return total</text:p>
      <text:p text:style-name="P4"/>
      <text:p text:style-name="P4">2. Методы поиска ошибок:</text:p>
      <text:p text:style-name="P4"/>
      <text:p text:style-name="P4">Для эффективного поиска ошибок в рамках этого задания я буду использовать следующие три основных метода:</text:p>
      <text:p text:style-name="P4"/>
      <text:p text:style-name="P4">1<text:span text:style-name="T1">)</text:span> <text:s/>Визуальный анализ кода:</text:p>
      <text:p text:style-name="P4">Описание:Тщательное, построчное чтение кода с целью выявления явных синтаксических ошибок, подозрительных конструкций, несоответствий стиля (которые иногда указывают на опечатки), очевидных логических нестыковок.</text:p>
      <text:p text:style-name="P4"/>
      <text:p text:style-name="P4"/>
      <text:p text:style-name="P4">2<text:span text:style-name="T1">)</text:span> Сравнение с описанием алгоритма:</text:p>
      <text:p text:style-name="P4"><text:soft-page-break/>Описание: Сопоставление каждой части написанного кода с шагами или требованиями, описанными в техническом задании, псевдокоде или словесном описании алгоритма. Проверка, что код в точности реализует задуманную логику.</text:p>
      <text:p text:style-name="P4"/>
      <text:p text:style-name="P4"/>
      <text:p text:style-name="P4">3<text:span text:style-name="T1">) </text:span><text:s/>Ручное тестирование на конкретных примерах:</text:p>
      <text:p text:style-name="P4">Описание: Мысленное или реальное (с запуском кода) "проигрывание" выполнения программы на специально подобранных тестовых данных. Включает как "стандартные" случаи, так и граничные случаи.</text:p>
      <text:p text:style-name="P4">Применение: Основной метод для выявления ошибок обработки граничных случаев и подтверждения/опровержения наличия логических ошибок или отклонений от алгоритма.</text:p>
      <text:p text:style-name="P4"/>
      <text:p text:style-name="P3">Практика</text:p>
      <text:p text:style-name="P3"/>
      <text:p text:style-name="P3">1) в 3 строчке отклонение ошибка логического типа там нет проверки на n == 0</text:p>
      <text:p text:style-name="P3">В 6 строчке отклонение ошибка логического типа там high = n а не high = n // 2</text:p>
      <text:p text:style-name="P3">В 10 строчке не соответствие ошибка логического типа не mid * mid == n, а mid_sq * mid_sq == n</text:p>
      <text:p text:style-name="P3">2) никаких мнимых ощибок нет</text:p>
      <text:p text:style-name="P3"/>
      <text:p text:style-name="P3">Исправление</text:p>
      <text:p text:style-name="P3">def is_perfect_square(n): </text:p>
      <text:p text:style-name="P3"><text:s text:c="4"/>if n &lt;= 0: # Line 1 </text:p>
      <text:p text:style-name="P3"><text:s text:c="8"/>return False # Line 2 </text:p>
      <text:p text:style-name="P3"><text:s text:c="4"/>if n == 1 or n == 0: # Line 3 </text:p>
      <text:p text:style-name="P3"><text:s text:c="8"/>return True # Line 4 </text:p>
      <text:p text:style-name="P3"><text:s text:c="4"/>low = 2 # Line 5 </text:p>
      <text:p text:style-name="P3"><text:s text:c="4"/>high = n # Line 6 # Should be n // 2 ?? </text:p>
      <text:p text:style-name="P3"><text:s text:c="4"/>while low &lt;= high: # Line 7 </text:p>
      <text:p text:style-name="P3"><text:s text:c="8"/>mid = (low + high) // 2 # Line 8 </text:p>
      <text:p text:style-name="P3"><text:s text:c="8"/>mid_sq = mid * mid # Line 9 </text:p>
      <text:p text:style-name="P3"><text:s text:c="8"/>if mid_sq == n: # Line 10 </text:p>
      <text:p text:style-name="P3"><text:s text:c="12"/>return True # Line 11 </text:p>
      <text:p text:style-name="P3"><text:s text:c="8"/>elif mid_sq &lt; n: # Line 12 </text:p>
      <text:p text:style-name="P3"><text:soft-page-break/><text:s text:c="12"/>low = mid + 1 # Line 13 </text:p>
      <text:p text:style-name="P3"><text:s text:c="8"/>else: # Line 14 </text:p>
      <text:p text:style-name="P3"><text:s text:c="12"/>high = mid - 1 # Line 15 return False</text:p>
      <text:p text:style-name="P3"/>
      <text:p text:style-name="P3">Доп проверка что n == 0 для того что бы не было ошибок</text:p>
      <text:p text:style-name="P3"/>
      <text:h text:style-name="P1" text:outline-level="4">1. Наиболее серьезная ошибка</text:h>
      <text:p text:style-name="P6"><text:span text:style-name="Strong_20_Emphasis"><text:span text:style-name="T15">Отсутствие обработки случая </text:span></text:span><text:span text:style-name="Strong_20_Emphasis"><text:span text:style-name="Source_20_Text"><text:span text:style-name="T16">n=</text:span></text:span></text:span><text:span text:style-name="Strong_20_Emphasis"><text:span text:style-name="Source_20_Text"><text:span text:style-name="T17">0</text:span></text:span></text:span><text:span text:style-name="Strong_20_Emphasis"><text:span text:style-name="T15"> в бинарном поиске</text:span></text:span><text:span text:style-name="T15"><text:line-break/>При реализации алгоритма программист </text:span><text:span text:style-name="Strong_20_Emphasis"><text:span text:style-name="T15">не учел</text:span></text:span><text:span text:style-name="T15">, что для </text:span><text:span text:style-name="Source_20_Text"><text:span text:style-name="T16">n=</text:span></text:span><text:span text:style-name="Source_20_Text"><text:span text:style-name="T17">0</text:span></text:span><text:span text:style-name="T15">:</text:span></text:p>
      <text:list text:style-name="L2">
        <text:list-header>
          <text:p text:style-name="P7"><text:span text:style-name="T15">Бинарный поиск в диапазоне </text:span><text:span text:style-name="Source_20_Text"><text:span text:style-name="T16">[2, n//2] = [2, 0]</text:span></text:span><text:span text:style-name="T15"> не запускается (условие </text:span><text:span text:style-name="Source_20_Text"><text:span text:style-name="T16">low &lt;= high</text:span></text:span><text:span text:style-name="T15"> ложно)</text:span></text:p>
          <text:p text:style-name="P7"><text:span text:style-name="T15">Функция переходит к </text:span><text:span text:style-name="Source_20_Text"><text:span text:style-name="T16">return False</text:span></text:span><text:span text:style-name="T15">, хотя </text:span><text:span text:style-name="Source_20_Text"><text:span text:style-name="T16">1 = 1*1</text:span></text:span><text:span text:style-name="T15"> является квадратом.</text:span></text:p>
        </text:list-header>
      </text:list>
      <text:p text:style-name="P6"><text:span text:style-name="Strong_20_Emphasis"><text:span text:style-name="T15">Почему это серьезно?</text:span></text:span></text:p>
      <text:list text:style-name="L3">
        <text:list-header>
          <text:p text:style-name="P12">Нарушает базовую логику: 1 — фундаментальный случай квадрата.</text:p>
          <text:p text:style-name="P8"><text:span text:style-name="T15">Ошибка возникает из-за неверного определения границ бинарного поиска для </text:span><text:span text:style-name="Source_20_Text"><text:span text:style-name="T16">n=</text:span></text:span><text:span text:style-name="Source_20_Text"><text:span text:style-name="T17">0</text:span></text:span><text:span text:style-name="T15">.</text:span></text:p>
          <text:p text:style-name="P8"><text:span text:style-name="T15">Без специального теста (</text:span><text:span text:style-name="Source_20_Text"><text:span text:style-name="T16">n=</text:span></text:span><text:span text:style-name="Source_20_Text"><text:span text:style-name="T17">0</text:span></text:span><text:span text:style-name="T15">) ошибка осталась бы незамеченной.</text:span></text:p>
        </text:list-header>
      </text:list>
      <text:p text:style-name="P11"><text:span text:style-name="T4">2.</text:span><text:span text:style-name="Strong_20_Emphasis"><text:span text:style-name="T3">Ошибка обработки граничных случаев</text:span></text:span></text:p>
      <text:list text:style-name="L5">
        <text:list-header>
          <text:p text:style-name="P10"><text:span text:style-name="Strong_20_Emphasis"><text:span text:style-name="T15">Частота</text:span></text:span><text:span text:style-name="T15">: 100% ошибок в этом примере сводятся к этому типу.</text:span></text:p>
          <text:p text:style-name="P10"><text:span text:style-name="Strong_20_Emphasis"><text:span text:style-name="T15">Причина</text:span></text:span><text:span text:style-name="T15">:<text:line-break/>Алгоритм корректно обрабатывает типичные сценарии (отрицательные числа, большие квадраты), но </text:span><text:span text:style-name="Strong_20_Emphasis"><text:span text:style-name="T15">не учитывает пограничное значение </text:span></text:span><text:span text:style-name="Strong_20_Emphasis"><text:span text:style-name="Source_20_Text"><text:span text:style-name="T16">n=1</text:span></text:span></text:span><text:span text:style-name="T15"> при проектировании бинарного поиска.</text:span></text:p>
        </text:list-header>
      </text:list>
      <text:h text:style-name="P2" text:outline-level="4">3. Самый эффективный тест</text:h>
      <text:p text:style-name="P6"><text:span text:style-name="Strong_20_Emphasis"><text:span text:style-name="Source_20_Text"><text:span text:style-name="T16">n=</text:span></text:span></text:span><text:span text:style-name="Source_20_Text"><text:span text:style-name="T14">1</text:span></text:span></text:p>
      <text:list text:style-name="L6">
        <text:list-header>
          <text:p text:style-name="P13"><text:span text:style-name="Strong_20_Emphasis"><text:span text:style-name="T15">Почему эффективен</text:span></text:span><text:span text:style-name="T15">:</text:span></text:p>
          <text:p text:style-name="P13"><text:span text:style-name="Strong_20_Emphasis"><text:span text:style-name="T15">Минимальный воспроизводимый пример</text:span></text:span><text:span text:style-name="T15">: Тест из 1 числа сразу выявляет проблему.</text:span></text:p>
          <text:p text:style-name="P13"><text:span text:style-name="Strong_20_Emphasis"><text:span text:style-name="T15">Ложная уверенность</text:span></text:span><text:span text:style-name="T15">: Для </text:span><text:span text:style-name="Source_20_Text"><text:span text:style-name="T16">n=0</text:span></text:span><text:span text:style-name="T15"> и </text:span><text:span text:style-name="Source_20_Text"><text:span text:style-name="T16">n&gt;1</text:span></text:span><text:span text:style-name="T15"> код работает корректно → без </text:span><text:span text:style-name="Source_20_Text"><text:span text:style-name="T16">n=1</text:span></text:span><text:span text:style-name="T15"> ошибка "пропускается".</text:span></text:p>
          <text:p text:style-name="P13"><text:span text:style-name="Strong_20_Emphasis"><text:span text:style-name="T15">Критичность случая</text:span></text:span><text:span text:style-name="T15">: </text:span><text:span text:style-name="Source_20_Text"><text:span text:style-name="T16">n=1</text:span></text:span><text:span text:style-name="T15"> — единственное число, где корень равен 1, что требует отдельной логики.</text:span></text:p>
        </text:list-header>
      </text:list>
      <text:p text:style-name="P9"><text:span text:style-name="T10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10:18.190011878</meta:creation-date>
    <dc:date>2025-06-05T10:53:17.561832377</dc:date>
    <meta:editing-duration>PT1H42M59S</meta:editing-duration>
    <meta:editing-cycles>1</meta:editing-cycles>
    <meta:document-statistic meta:table-count="0" meta:image-count="0" meta:object-count="0" meta:page-count="4" meta:paragraph-count="87" meta:word-count="751" meta:character-count="5068" meta:non-whitespace-character-count="4091"/>
    <meta:generator>LibreOffice/7.6.4.1$Linux_X86_64 LibreOffice_project/60$Build-1</meta:generator>
  </office:meta>
</office:document-meta>
</file>